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819in"/>
    </style:style>
    <style:style style:name="co4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8732in" svg:y="0.3949in">
            <draw:object draw:notify-on-update-of-ranges="Sheet1.G2:Sheet1.G13 Sheet1.C2:Sheet1.C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69in" svg:height="3.5449in" svg:x="0.8996in" svg:y="2.6354in">
            <draw:object draw:notify-on-update-of-ranges="Sheet1.F2:Sheet1.F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5374in" svg:y="0.2169in">
            <draw:object draw:notify-on-update-of-ranges="Sheet1.H2:Sheet1.H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9.9854in" svg:y="0in">
            <draw:object draw:notify-on-update-of-ranges="Sheet1.H2:Sheet1.H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6.9358in" svg:y="2.35in">
            <draw:object draw:notify-on-update-of-ranges="Sheet1.H2:Sheet1.H13 Sheet1.C2:Sheet1.C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stuskerroin</text:p>
          </table:table-cell>
          <table:table-cell office:value-type="string" calcext:value-type="string">
            <text:p>10 pot – edel</text:p>
          </table:table-cell>
          <table:table-cell office:value-type="string" calcext:value-type="string">
            <text:p>1-edellinen</text:p>
          </table:table-cell>
          <table:table-cell/>
          <table:table-cell office:value-type="string" calcext:value-type="string">
            <text:p>Mitattu arvo x10000</text:p>
          </table:table-cell>
          <table:table-cell office:value-type="string" calcext:value-type="string">
            <text:p>Mitattu arvo</text:p>
          </table:table-cell>
          <table:table-cell office:value-type="string" calcext:value-type="string">
            <text:p>Log mitattu arvo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(-[.A2])" office:value-type="float" office:value="1" calcext:value-type="float">
            <text:p>1</text:p>
          </table:table-cell>
          <table:table-cell table:formula="of:=1-[.B2]" office:value-type="float" office:value="0" calcext:value-type="float">
            <text:p>0</text:p>
          </table:table-cell>
          <table:table-cell table:formula="of:=LOG([.C2])" office:value-type="string" office:string-value="" calcext:value-type="error">
            <text:p>Err:502</text:p>
          </table:table-cell>
          <table:table-cell office:value-type="float" office:value="2890" calcext:value-type="float">
            <text:p>2890</text:p>
          </table:table-cell>
          <table:table-cell table:formula="of:=[.E2]/10000" office:value-type="float" office:value="0.289" calcext:value-type="float">
            <text:p>0.289</text:p>
          </table:table-cell>
          <table:table-cell table:formula="of:=[.F2]/[.F2]" office:value-type="float" office:value="1" calcext:value-type="float">
            <text:p>1</text:p>
          </table:table-cell>
          <table:table-cell table:formula="of:=(1+5/[.F2])*10000" office:value-type="float" office:value="183010.380622837" calcext:value-type="float">
            <text:p>183010.38062283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10^(-[.A3])" office:value-type="float" office:value="0.794328234724282" calcext:value-type="float">
            <text:p>0.7943282347</text:p>
          </table:table-cell>
          <table:table-cell table:formula="of:=1-[.B3]" office:value-type="float" office:value="0.205671765275718" calcext:value-type="float">
            <text:p>0.2056717653</text:p>
          </table:table-cell>
          <table:table-cell table:formula="of:=LOG([.C3])" office:value-type="float" office:value="-0.686825324380115" calcext:value-type="float">
            <text:p>-0.6868253244</text:p>
          </table:table-cell>
          <table:table-cell office:value-type="float" office:value="3406" calcext:value-type="float">
            <text:p>3406</text:p>
          </table:table-cell>
          <table:table-cell table:formula="of:=[.E3]/10000" office:value-type="float" office:value="0.3406" calcext:value-type="float">
            <text:p>0.3406</text:p>
          </table:table-cell>
          <table:table-cell table:formula="of:=[.F3]/[.F2]" office:value-type="float" office:value="1.17854671280277" calcext:value-type="float">
            <text:p>1.1785467128</text:p>
          </table:table-cell>
          <table:table-cell table:formula="of:=(1+5/[.F3])*10000" office:value-type="float" office:value="156799.765120376" calcext:value-type="float">
            <text:p>156799.76512037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10^(-[.A4])" office:value-type="float" office:value="0.630957344480193" calcext:value-type="float">
            <text:p>0.6309573445</text:p>
          </table:table-cell>
          <table:table-cell table:formula="of:=1-[.B4]" office:value-type="float" office:value="0.369042655519807" calcext:value-type="float">
            <text:p>0.3690426555</text:p>
          </table:table-cell>
          <table:table-cell table:formula="of:=LOG([.C4])" office:value-type="float" office:value="-0.432923433336248" calcext:value-type="float">
            <text:p>-0.4329234333</text:p>
          </table:table-cell>
          <table:table-cell office:value-type="float" office:value="4158" calcext:value-type="float">
            <text:p>4158</text:p>
          </table:table-cell>
          <table:table-cell table:formula="of:=[.E4]/10000" office:value-type="float" office:value="0.4158" calcext:value-type="float">
            <text:p>0.4158</text:p>
          </table:table-cell>
          <table:table-cell table:formula="of:=[.F4]/[.F2]" office:value-type="float" office:value="1.43875432525952" calcext:value-type="float">
            <text:p>1.4387543253</text:p>
          </table:table-cell>
          <table:table-cell table:formula="of:=(1+5/[.F4])*10000" office:value-type="float" office:value="130250.12025012" calcext:value-type="float">
            <text:p>130250.1202501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10^(-[.A5])" office:value-type="float" office:value="0.501187233627272" calcext:value-type="float">
            <text:p>0.5011872336</text:p>
          </table:table-cell>
          <table:table-cell table:formula="of:=1-[.B5]" office:value-type="float" office:value="0.498812766372728" calcext:value-type="float">
            <text:p>0.4988127664</text:p>
          </table:table-cell>
          <table:table-cell table:formula="of:=LOG([.C5])" office:value-type="float" office:value="-0.3020624399283" calcext:value-type="float">
            <text:p>-0.3020624399</text:p>
          </table:table-cell>
          <table:table-cell office:value-type="float" office:value="4619" calcext:value-type="float">
            <text:p>4619</text:p>
          </table:table-cell>
          <table:table-cell table:formula="of:=[.E5]/10000" office:value-type="float" office:value="0.4619" calcext:value-type="float">
            <text:p>0.4619</text:p>
          </table:table-cell>
          <table:table-cell table:formula="of:=[.F5]/[.F2]" office:value-type="float" office:value="1.59826989619377" calcext:value-type="float">
            <text:p>1.5982698962</text:p>
          </table:table-cell>
          <table:table-cell table:formula="of:=(1+5/[.F5])*10000" office:value-type="float" office:value="118248.538644728" calcext:value-type="float">
            <text:p>118248.53864472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10^(-[.A6])" office:value-type="float" office:value="0.398107170553497" calcext:value-type="float">
            <text:p>0.3981071706</text:p>
          </table:table-cell>
          <table:table-cell table:formula="of:=1-[.B6]" office:value-type="float" office:value="0.601892829446503" calcext:value-type="float">
            <text:p>0.6018928294</text:p>
          </table:table-cell>
          <table:table-cell table:formula="of:=LOG([.C6])" office:value-type="float" office:value="-0.220480830541908" calcext:value-type="float">
            <text:p>-0.2204808305</text:p>
          </table:table-cell>
          <table:table-cell office:value-type="float" office:value="5405" calcext:value-type="float">
            <text:p>5405</text:p>
          </table:table-cell>
          <table:table-cell table:formula="of:=[.E6]/10000" office:value-type="float" office:value="0.5405" calcext:value-type="float">
            <text:p>0.5405</text:p>
          </table:table-cell>
          <table:table-cell table:formula="of:=[.F6]/[.F2]" office:value-type="float" office:value="1.87024221453287" calcext:value-type="float">
            <text:p>1.8702422145</text:p>
          </table:table-cell>
          <table:table-cell table:formula="of:=(1+5/[.F6])*10000" office:value-type="float" office:value="102506.938020352" calcext:value-type="float">
            <text:p>102506.93802035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10^(-[.A7])" office:value-type="float" office:value="0.316227766016838" calcext:value-type="float">
            <text:p>0.316227766</text:p>
          </table:table-cell>
          <table:table-cell table:formula="of:=1-[.B7]" office:value-type="float" office:value="0.683772233983162" calcext:value-type="float">
            <text:p>0.683772234</text:p>
          </table:table-cell>
          <table:table-cell table:formula="of:=LOG([.C7])" office:value-type="float" office:value="-0.16508853862677" calcext:value-type="float">
            <text:p>-0.1650885386</text:p>
          </table:table-cell>
          <table:table-cell office:value-type="float" office:value="6251" calcext:value-type="float">
            <text:p>6251</text:p>
          </table:table-cell>
          <table:table-cell table:formula="of:=[.E7]/10000" office:value-type="float" office:value="0.6251" calcext:value-type="float">
            <text:p>0.6251</text:p>
          </table:table-cell>
          <table:table-cell table:formula="of:=[.F7]/[.F2]" office:value-type="float" office:value="2.16297577854671" calcext:value-type="float">
            <text:p>2.1629757785</text:p>
          </table:table-cell>
          <table:table-cell table:formula="of:=(1+5/[.F7])*10000" office:value-type="float" office:value="89987.2020476724" calcext:value-type="float">
            <text:p>89987.202047672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10^(-[.A8])" office:value-type="float" office:value="0.251188643150958" calcext:value-type="float">
            <text:p>0.2511886432</text:p>
          </table:table-cell>
          <table:table-cell table:formula="of:=1-[.B8]" office:value-type="float" office:value="0.748811356849042" calcext:value-type="float">
            <text:p>0.7488113568</text:p>
          </table:table-cell>
          <table:table-cell table:formula="of:=LOG([.C8])" office:value-type="float" office:value="-0.125627577491815" calcext:value-type="float">
            <text:p>-0.1256275775</text:p>
          </table:table-cell>
          <table:table-cell office:value-type="float" office:value="7660" calcext:value-type="float">
            <text:p>7660</text:p>
          </table:table-cell>
          <table:table-cell table:formula="of:=[.E8]/10000" office:value-type="float" office:value="0.766" calcext:value-type="float">
            <text:p>0.766</text:p>
          </table:table-cell>
          <table:table-cell table:formula="of:=[.F8]/[.F2]" office:value-type="float" office:value="2.65051903114187" calcext:value-type="float">
            <text:p>2.6505190311</text:p>
          </table:table-cell>
          <table:table-cell table:formula="of:=(1+5/[.F8])*10000" office:value-type="float" office:value="75274.1514360313" calcext:value-type="float">
            <text:p>75274.151436031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10^(-[.A9])" office:value-type="float" office:value="0.199526231496888" calcext:value-type="float">
            <text:p>0.1995262315</text:p>
          </table:table-cell>
          <table:table-cell table:formula="of:=1-[.B9]" office:value-type="float" office:value="0.800473768503112" calcext:value-type="float">
            <text:p>0.8004737685</text:p>
          </table:table-cell>
          <table:table-cell table:formula="of:=LOG([.C9])" office:value-type="float" office:value="-0.0966528953262047" calcext:value-type="float">
            <text:p>-0.0966528953</text:p>
          </table:table-cell>
          <table:table-cell office:value-type="float" office:value="8870" calcext:value-type="float">
            <text:p>8870</text:p>
          </table:table-cell>
          <table:table-cell table:formula="of:=[.E9]/10000" office:value-type="float" office:value="0.887" calcext:value-type="float">
            <text:p>0.887</text:p>
          </table:table-cell>
          <table:table-cell table:formula="of:=[.F9]/[.F2]" office:value-type="float" office:value="3.06920415224914" calcext:value-type="float">
            <text:p>3.0692041522</text:p>
          </table:table-cell>
          <table:table-cell table:formula="of:=(1+5/[.F9])*10000" office:value-type="float" office:value="66369.785794814" calcext:value-type="float">
            <text:p>66369.78579481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10^(-[.A10])" office:value-type="float" office:value="0.158489319246111" calcext:value-type="float">
            <text:p>0.1584893192</text:p>
          </table:table-cell>
          <table:table-cell table:formula="of:=1-[.B10]" office:value-type="float" office:value="0.841510680753889" calcext:value-type="float">
            <text:p>0.8415106808</text:p>
          </table:table-cell>
          <table:table-cell table:formula="of:=LOG([.C10])" office:value-type="float" office:value="-0.0749403674326149" calcext:value-type="float">
            <text:p>-0.0749403674</text:p>
          </table:table-cell>
          <table:table-cell office:value-type="float" office:value="10350" calcext:value-type="float">
            <text:p>10350</text:p>
          </table:table-cell>
          <table:table-cell table:formula="of:=[.E10]/10000" office:value-type="float" office:value="1.035" calcext:value-type="float">
            <text:p>1.035</text:p>
          </table:table-cell>
          <table:table-cell table:formula="of:=[.F10]/[.F2]" office:value-type="float" office:value="3.58131487889273" calcext:value-type="float">
            <text:p>3.5813148789</text:p>
          </table:table-cell>
          <table:table-cell table:formula="of:=(1+5/[.F10])*10000" office:value-type="float" office:value="58309.1787439614" calcext:value-type="float">
            <text:p>58309.178743961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10^(-[.A11])" office:value-type="float" office:value="0.125892541179417" calcext:value-type="float">
            <text:p>0.1258925412</text:p>
          </table:table-cell>
          <table:table-cell table:formula="of:=1-[.B11]" office:value-type="float" office:value="0.874107458820583" calcext:value-type="float">
            <text:p>0.8741074588</text:p>
          </table:table-cell>
          <table:table-cell table:formula="of:=LOG([.C11])" office:value-type="float" office:value="-0.0584351738826798" calcext:value-type="float">
            <text:p>-0.0584351739</text:p>
          </table:table-cell>
          <table:table-cell office:value-type="float" office:value="11510" calcext:value-type="float">
            <text:p>11510</text:p>
          </table:table-cell>
          <table:table-cell table:formula="of:=[.E11]/10000" office:value-type="float" office:value="1.151" calcext:value-type="float">
            <text:p>1.151</text:p>
          </table:table-cell>
          <table:table-cell table:formula="of:=[.F11]/[.F2]" office:value-type="float" office:value="3.98269896193772" calcext:value-type="float">
            <text:p>3.9826989619</text:p>
          </table:table-cell>
          <table:table-cell table:formula="of:=(1+5/[.F11])*10000" office:value-type="float" office:value="53440.4865334492" calcext:value-type="float">
            <text:p>53440.4865334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^(-[.A12])" office:value-type="float" office:value="0.1" calcext:value-type="float">
            <text:p>0.1</text:p>
          </table:table-cell>
          <table:table-cell table:formula="of:=1-[.B12]" office:value-type="float" office:value="0.9" calcext:value-type="float">
            <text:p>0.9</text:p>
          </table:table-cell>
          <table:table-cell table:formula="of:=LOG([.C12])" office:value-type="float" office:value="-0.0457574905606751" calcext:value-type="float">
            <text:p>-0.0457574906</text:p>
          </table:table-cell>
          <table:table-cell office:value-type="float" office:value="13860" calcext:value-type="float">
            <text:p>13860</text:p>
          </table:table-cell>
          <table:table-cell table:formula="of:=[.E12]/10000" office:value-type="float" office:value="1.386" calcext:value-type="float">
            <text:p>1.386</text:p>
          </table:table-cell>
          <table:table-cell table:formula="of:=[.F12]/[.F2]" office:value-type="float" office:value="4.79584775086505" calcext:value-type="float">
            <text:p>4.7958477509</text:p>
          </table:table-cell>
          <table:table-cell table:formula="of:=(1+5/[.F12])*10000" office:value-type="float" office:value="46075.0360750361" calcext:value-type="float">
            <text:p>46075.036075036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10^(-[.A13])" office:value-type="float" office:value="0.0794328234724281" calcext:value-type="float">
            <text:p>0.0794328235</text:p>
          </table:table-cell>
          <table:table-cell table:formula="of:=1-[.B13]" office:value-type="float" office:value="0.920567176527572" calcext:value-type="float">
            <text:p>0.9205671765</text:p>
          </table:table-cell>
          <table:table-cell table:formula="of:=LOG([.C13])" office:value-type="float" office:value="-0.0359445142422688" calcext:value-type="float">
            <text:p>-0.0359445142</text:p>
          </table:table-cell>
          <table:table-cell office:value-type="float" office:value="16170" calcext:value-type="float">
            <text:p>16170</text:p>
          </table:table-cell>
          <table:table-cell table:formula="of:=[.E13]/10000" office:value-type="float" office:value="1.617" calcext:value-type="float">
            <text:p>1.617</text:p>
          </table:table-cell>
          <table:table-cell table:formula="of:=[.F13]/[.F2]" office:value-type="float" office:value="5.59515570934256" calcext:value-type="float">
            <text:p>5.5951557093</text:p>
          </table:table-cell>
          <table:table-cell table:formula="of:=(1+5/[.F13])*10000" office:value-type="float" office:value="40921.4594928881" calcext:value-type="float">
            <text:p>40921.45949288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iev </meta:initial-creator>
    <meta:creation-date>2016-05-16T14:30:27.184551647</meta:creation-date>
    <dc:date>2016-05-16T18:31:40.127602878</dc:date>
    <dc:creator>sofiev </dc:creator>
    <meta:editing-duration>PT1H26M22S</meta:editing-duration>
    <meta:editing-cycles>3</meta:editing-cycles>
    <meta:generator>LibreOffice/4.3.3.2$Linux_X86_64 LibreOffice_project/430m0$Build-2</meta:generator>
    <meta:document-statistic meta:table-count="1" meta:cell-count="10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1.C2:Sheet1.C13 Sheet1.G2:Sheet1.G13" svg:x="0.32cm" svg:y="0.18cm" svg:width="13.07cm" svg:height="8.64cm">
          <chartooo:coordinate-region svg:x="0.756cm" svg:y="0.379cm" svg:width="12.5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13" chart:class="chart:scatter">
            <chart:domain table:cell-range-address="Sheet1.C2:Sheet1.C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13</svg:desc>
                </draw:g>
              </table:table-cell>
              <table:table-cell office:value-type="float" office:value="1">
                <text:p>1</text:p>
                <draw:g>
                  <svg:desc>Sheet1.G2:Sheet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5671765275718">
                <text:p>0.205671765275718</text:p>
              </table:table-cell>
              <table:table-cell office:value-type="float" office:value="1.17854671280277">
                <text:p>1.17854671280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9042655519807">
                <text:p>0.369042655519807</text:p>
              </table:table-cell>
              <table:table-cell office:value-type="float" office:value="1.43875432525952">
                <text:p>1.43875432525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8812766372728">
                <text:p>0.498812766372728</text:p>
              </table:table-cell>
              <table:table-cell office:value-type="float" office:value="1.59826989619377">
                <text:p>1.5982698961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1892829446503">
                <text:p>0.601892829446503</text:p>
              </table:table-cell>
              <table:table-cell office:value-type="float" office:value="1.87024221453287">
                <text:p>1.87024221453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3772233983162">
                <text:p>0.683772233983162</text:p>
              </table:table-cell>
              <table:table-cell office:value-type="float" office:value="2.16297577854671">
                <text:p>2.16297577854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8811356849042">
                <text:p>0.748811356849042</text:p>
              </table:table-cell>
              <table:table-cell office:value-type="float" office:value="2.65051903114187">
                <text:p>2.65051903114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0473768503112">
                <text:p>0.800473768503112</text:p>
              </table:table-cell>
              <table:table-cell office:value-type="float" office:value="3.06920415224914">
                <text:p>3.06920415224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1510680753889">
                <text:p>0.841510680753889</text:p>
              </table:table-cell>
              <table:table-cell office:value-type="float" office:value="3.58131487889273">
                <text:p>3.58131487889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4107458820583">
                <text:p>0.874107458820583</text:p>
              </table:table-cell>
              <table:table-cell office:value-type="float" office:value="3.98269896193772">
                <text:p>3.982698961937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">
                <text:p>0.9</text:p>
              </table:table-cell>
              <table:table-cell office:value-type="float" office:value="4.79584775086505">
                <text:p>4.79584775086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0567176527572">
                <text:p>0.920567176527572</text:p>
              </table:table-cell>
              <table:table-cell office:value-type="float" office:value="5.59515570934256">
                <text:p>5.59515570934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legend chart:legend-position="end" svg:x="13.758cm" svg:y="4.203cm" style:legend-expansion="high" chart:style-name="ch2"/>
        <chart:plot-area chart:style-name="ch3" table:cell-range-address="Sheet1.F2:Sheet1.F13" svg:x="0.319cm" svg:y="0.18cm" svg:width="13.12cm" svg:height="8.645cm">
          <chartooo:coordinate-region svg:x="1.046cm" svg:y="0.38cm" svg:width="12.20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13" chart:class="chart:scatte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9">
                <text:p>0.289</text:p>
                <draw:g>
                  <svg:desc>Sheet1.F2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06">
                <text:p>0.3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58">
                <text:p>0.4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19">
                <text:p>0.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05">
                <text:p>0.5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1">
                <text:p>0.6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86">
                <text:p>1.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17">
                <text:p>1.6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H2:Sheet1.H13" svg:x="0.32cm" svg:y="0.18cm" svg:width="13.097cm" svg:height="8.64cm">
          <chartooo:coordinate-region svg:x="1.682cm" svg:y="0.38cm" svg:width="11.54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13" chart:class="chart:scatte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3010.380622837">
                <text:p>183010.380622837</text:p>
                <draw:g>
                  <svg:desc>Sheet1.H2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799.765120376">
                <text:p>156799.765120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250.12025012">
                <text:p>130250.12025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248.538644728">
                <text:p>118248.538644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506.938020352">
                <text:p>102506.938020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987.2020476724">
                <text:p>89987.2020476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274.1514360313">
                <text:p>75274.1514360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369.785794814">
                <text:p>66369.785794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309.1787439614">
                <text:p>58309.1787439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440.4865334492">
                <text:p>53440.4865334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075.0360750361">
                <text:p>46075.0360750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21.4594928881">
                <text:p>40921.45949288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H2:Sheet1.H13" svg:x="0.32cm" svg:y="0.18cm" svg:width="13.097cm" svg:height="8.64cm">
          <chartooo:coordinate-region svg:x="1.682cm" svg:y="0.38cm" svg:width="11.54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13" chart:class="chart:scatter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3010.380622837">
                <text:p>183010.380622837</text:p>
                <draw:g>
                  <svg:desc>Sheet1.H2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799.765120376">
                <text:p>156799.765120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250.12025012">
                <text:p>130250.12025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248.538644728">
                <text:p>118248.538644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506.938020352">
                <text:p>102506.938020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987.2020476724">
                <text:p>89987.2020476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274.1514360313">
                <text:p>75274.1514360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369.785794814">
                <text:p>66369.785794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309.1787439614">
                <text:p>58309.1787439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440.4865334492">
                <text:p>53440.4865334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075.0360750361">
                <text:p>46075.0360750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21.4594928881">
                <text:p>40921.45949288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lower-limit="1" chart:error-upper-limit="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2:Sheet1.C13 Sheet1.H2:Sheet1.H13" svg:x="0.32cm" svg:y="0.18cm" svg:width="13.097cm" svg:height="8.64cm">
          <chartooo:coordinate-region svg:x="1.682cm" svg:y="0.38cm" svg:width="11.64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13" chart:class="chart:scatter">
            <chart:domain table:cell-range-address="Sheet1.C2:Sheet1.C13"/>
            <chart:error-indicator chart:style-name="ch7" chart:dimension="y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13</svg:desc>
                </draw:g>
              </table:table-cell>
              <table:table-cell office:value-type="float" office:value="183010.380622837">
                <text:p>183010.380622837</text:p>
                <draw:g>
                  <svg:desc>Sheet1.H2:Sheet1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5671765275718">
                <text:p>0.205671765275718</text:p>
              </table:table-cell>
              <table:table-cell office:value-type="float" office:value="156799.765120376">
                <text:p>156799.765120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9042655519807">
                <text:p>0.369042655519807</text:p>
              </table:table-cell>
              <table:table-cell office:value-type="float" office:value="130250.12025012">
                <text:p>130250.12025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8812766372728">
                <text:p>0.498812766372728</text:p>
              </table:table-cell>
              <table:table-cell office:value-type="float" office:value="118248.538644728">
                <text:p>118248.538644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1892829446503">
                <text:p>0.601892829446503</text:p>
              </table:table-cell>
              <table:table-cell office:value-type="float" office:value="102506.938020352">
                <text:p>102506.938020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3772233983162">
                <text:p>0.683772233983162</text:p>
              </table:table-cell>
              <table:table-cell office:value-type="float" office:value="89987.2020476724">
                <text:p>89987.2020476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48811356849042">
                <text:p>0.748811356849042</text:p>
              </table:table-cell>
              <table:table-cell office:value-type="float" office:value="75274.1514360313">
                <text:p>75274.1514360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0473768503112">
                <text:p>0.800473768503112</text:p>
              </table:table-cell>
              <table:table-cell office:value-type="float" office:value="66369.785794814">
                <text:p>66369.785794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1510680753889">
                <text:p>0.841510680753889</text:p>
              </table:table-cell>
              <table:table-cell office:value-type="float" office:value="58309.1787439614">
                <text:p>58309.1787439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4107458820583">
                <text:p>0.874107458820583</text:p>
              </table:table-cell>
              <table:table-cell office:value-type="float" office:value="53440.4865334492">
                <text:p>53440.4865334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">
                <text:p>0.9</text:p>
              </table:table-cell>
              <table:table-cell office:value-type="float" office:value="46075.0360750361">
                <text:p>46075.03607503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0567176527572">
                <text:p>0.920567176527572</text:p>
              </table:table-cell>
              <table:table-cell office:value-type="float" office:value="40921.4594928881">
                <text:p>40921.45949288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